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svg:stroke-color="#666666" draw:marker-start="Arrow" draw:marker-start-width="0.45cm" draw:marker-end="Arrow" draw:marker-end-width="0.45cm" draw:fill="solid" draw:fill-color="#666666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svg:stroke-color="#999999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887cm"/>
    </style:style>
    <style:style style:name="gr8" style:family="graphic" style:parent-style-name="standard">
      <style:graphic-properties draw:stroke="none" svg:stroke-color="#000000" draw:fill="none" draw:fill-color="#ffffff" fo:min-height="1.729cm"/>
    </style:style>
    <style:style style:name="gr9" style:family="graphic" style:parent-style-name="standard">
      <style:graphic-properties svg:stroke-width="0.1cm" svg:stroke-color="#004586" draw:marker-start-width="0.35cm" draw:marker-end-width="0.35cm" draw:fill="none" draw:fill-color="#9999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4586" draw:marker-start-width="0.35cm" draw:marker-end-width="0.35cm" draw:fill="none" draw:fill-color="#004586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889cm"/>
    </style:style>
    <style:style style:name="gr12" style:family="graphic" style:parent-style-name="standard">
      <style:graphic-properties draw:stroke="none" svg:stroke-color="#000000" draw:fill="none" draw:fill-color="#ffffff" fo:min-height="0.979cm"/>
    </style:style>
    <style:style style:name="gr13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cc"/>
    </style:style>
    <style:style style:name="P3" style:family="paragraph">
      <style:text-properties fo:color="#004586"/>
    </style:style>
    <style:style style:name="P4" style:family="paragraph">
      <style:text-properties fo:color="#004586" fo:font-size="20pt" style:font-size-asian="20pt" style:font-size-complex="20pt"/>
    </style:style>
    <style:style style:name="P5" style:family="paragraph">
      <style:text-properties fo:font-size="20pt"/>
    </style:style>
    <style:style style:name="T1" style:family="text">
      <style:text-properties fo:color="#ffffcc"/>
    </style:style>
    <style:style style:name="T2" style:family="text">
      <style:text-properties fo:color="#004586"/>
    </style:style>
    <style:style style:name="T3" style:family="text">
      <style:text-properties fo:color="#004586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inux 3.16.1 ported to Ajit 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 minimal bootloader </text:p>
              </text:list-item>
              <text:list-item>
                <text:p>Ajit-specific additions to the kernel :</text:p>
                <text:list>
                  <text:list-item>
                    <text:p>Kernel entry : bootloader conveys machine information to the kernel via a flattened device-tree (FDT)</text:p>
                  </text:list-item>
                  <text:list-item>
                    <text:p>Serial (UART) driver</text:p>
                  </text:list-item>
                  <text:list-item>
                    <text:p>Low-level interfacing of the Timer and interrupt-controller </text:p>
                  </text:list-item>
                  <text:list-item>
                    <text:p>Ajit-specific MMU routines</text:p>
                  </text:list-item>
                </text:list>
              </text:list-item>
              <text:list-item>
                <text:p>RAM-based file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Linux kernel boot on FPGA model</text:p>
          </draw:text-box>
        </draw:frame>
        <draw:custom-shape draw:style-name="gr2" draw:text-style-name="P1" draw:layer="layout" svg:width="1.994cm" svg:height="1.689cm" svg:x="5.327cm" svg:y="9.508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81cm" svg:height="1.208cm" svg:x="8.707cm" svg:y="8.702cm">
          <text:p text:style-name="P1">Icach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22cm" svg:height="4.745cm" svg:x="11.048cm" svg:y="8.221cm">
          <text:p text:style-name="P1">MM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82cm" svg:height="1.208cm" svg:x="8.706cm" svg:y="10.793cm">
          <text:p text:style-name="P1">Dcach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81cm" svg:height="2.009cm" svg:x="13.65cm" svg:y="6.533cm">
          <text:p text:style-name="P1">Me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68cm" svg:height="1.207cm" svg:x="13.91cm" svg:y="12.322cm">
          <text:p text:style-name="P1">Tim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68cm" svg:height="1.207cm" svg:x="13.91cm" svg:y="15.138cm">
          <text:p text:style-name="P1">Seria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68cm" svg:height="1.207cm" svg:x="13.91cm" svg:y="13.69cm">
          <text:p text:style-name="P1">Tim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8cm" svg:height="1.207cm" svg:x="14.69cm" svg:y="9.829cm">
          <text:p text:style-name="P1">Bridg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956cm" svg:y1="10.553cm" svg:x2="14.777cm" svg:y2="10.553cm">
          <text:p/>
        </draw:line>
        <draw:line draw:style-name="gr4" draw:text-style-name="P1" draw:layer="layout" svg:x1="15.73cm" svg:y1="8.543cm" svg:x2="15.73cm" svg:y2="9.91cm">
          <text:p/>
        </draw:line>
        <draw:line draw:style-name="gr4" draw:text-style-name="P1" draw:layer="layout" svg:x1="15.73cm" svg:y1="10.956cm" svg:x2="15.73cm" svg:y2="12.404cm">
          <text:p/>
        </draw:line>
        <draw:custom-shape draw:style-name="gr5" draw:text-style-name="P1" draw:layer="layout" svg:width="3.727cm" svg:height="2.251cm" svg:x="19.372cm" svg:y="14.3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21cm" svg:height="1.85cm" svg:x="19.718cm" svg:y="14.49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47cm" svg:height="1.137cm" svg:x="19.806cm" svg:y="14.575cm">
          <draw:text-box>
            <text:p><text:span text:style-name="T1">$&gt;</text:span></text:p>
          </draw:text-box>
        </draw:frame>
        <draw:frame draw:style-name="gr8" draw:layer="layout" svg:width="3.641cm" svg:height="1.979cm" svg:x="19.458cm" svg:y="12.564cm">
          <draw:text-box>
            <text:p>Terminal</text:p>
            <text:p><text:s/>on host</text:p>
          </draw:text-box>
        </draw:frame>
        <draw:line draw:style-name="gr4" draw:text-style-name="P1" draw:layer="layout" svg:x1="17.378cm" svg:y1="15.54cm" svg:x2="19.545cm" svg:y2="15.54cm">
          <text:p/>
        </draw:line>
        <draw:custom-shape draw:style-name="gr9" draw:text-style-name="P1" draw:layer="layout" svg:width="3.642cm" svg:height="4.585cm" svg:x="4.2cm" svg:y="7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6.298cm" svg:height="15.2cm" svg:x="8.10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3.208cm" svg:height="1.139cm" svg:x="5.067cm" svg:y="8.14cm">
          <draw:text-box>
            <text:p><text:span text:style-name="T2">FPGA</text:span></text:p>
          </draw:text-box>
        </draw:frame>
        <draw:frame draw:style-name="gr12" draw:text-style-name="P4" draw:layer="layout" svg:width="6.936cm" svg:height="1.229cm" svg:x="13.13cm" svg:y="4.803cm">
          <draw:text-box>
            <text:p><text:span text:style-name="T3">Host machine</text:span></text:p>
          </draw:text-box>
        </draw:frame>
        <draw:line draw:style-name="gr13" draw:text-style-name="P1" draw:layer="layout" svg:x1="7.321cm" svg:y1="10.071cm" svg:x2="8.708cm" svg:y2="9.347cm">
          <text:p/>
        </draw:line>
        <draw:line draw:style-name="gr13" draw:text-style-name="P1" draw:layer="layout" svg:x1="7.321cm" svg:y1="10.714cm" svg:x2="8.708cm" svg:y2="11.43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mr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ha Karanjkar</meta:initial-creator>
    <meta:creation-date>2016-09-19T09:58:58</meta:creation-date>
    <dc:date>2016-11-10T12:33:46</dc:date>
    <dc:creator>Neha Karanjkar</dc:creator>
    <meta:editing-duration>PT2H25M44S</meta:editing-duration>
    <meta:editing-cycles>50</meta:editing-cycles>
    <meta:generator>LibreOffice/3.5$Linux_X86_64 LibreOffice_project/350m1$Build-2</meta:generator>
    <meta:document-statistic meta:object-count="51"/>
  </office:meta>
</office:document-meta>
</file>